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22.139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23.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5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#Cues</text:p>
          </table:table-cell>
          <table:table-cell office:value-type="string" calcext:value-type="string">
            <text:p>#(C,R)</text:p>
          </table:table-cell>
          <table:table-cell office:value-type="string" calcext:value-type="string">
            <text:p>#L2</text:p>
          </table:table-cell>
          <table:table-cell office:value-type="string" calcext:value-type="string">
            <text:p>L2 Labels</text:p>
          </table:table-cell>
        </table:table-row>
        <table:table-row table:style-name="ro2">
          <table:table-cell/>
          <table:table-cell table:style-name="ce1" office:value-type="string" calcext:value-type="string">
            <text:p>Bolognesi-2017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71" calcext:value-type="float">
            <text:p>1871</text:p>
          </table:table-cell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T: {Synonyms, description and linguistic clues (T-syn), Antonyms (T-ant), Superordinates (T-sup), Subordinates and instances (T-sub), Coordinate, (T-coor)},E: {Perceptual properties (E-perc), Non-perceptual properties (E-sys), Components, materials and substances (E-comp), Larger wholes, thematic larger wholes, and disciplines (E-whol), Entity behaviors (E-beh)}, S: {Objects (S-obj), Participants (S-par), Actions (S-act), Properties of contextual entitites (S-other), Function (S-fun), Locations, containers, and buildings (S-loc), Time and events (S-time)}.I: {Evaluations (I-eval), Emotions (I-emo), Contingencies and complex cognitive operations (I-cont)}.</text:p>
          </table:table-cell>
        </table:table-row>
        <table:table-row table:style-name="ro1">
          <table:table-cell/>
          <table:table-cell table:style-name="ce1" office:value-type="string" calcext:value-type="string">
            <text:p>Vivas-2022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705" calcext:value-type="float">
            <text:p>2705</text:p>
          </table:table-cell>
          <table:table-cell table:style-name="ce1"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hen-2024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2293" calcext:value-type="float">
            <text:p>2293</text:p>
          </table:table-cell>
          <table:table-cell table:style-name="ce1"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Liu-2022</text:p>
          </table:table-cell>
          <table:table-cell table:number-columns-repeated="2" table:style-name="ce1" office:value-type="float" office:value="520" calcext:value-type="float">
            <text:p>520</text:p>
          </table:table-cell>
          <table:table-cell table:style-name="ce1" office:value-type="float" office:value="15" calcext:value-type="float">
            <text:p>15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Bolognesi-2017: #c = 180, #(c,r) = 1871, #L2 = 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onomic</text:p>
          </table:table-cell>
          <table:table-cell office:value-type="string" calcext:value-type="string">
            <text:p>T: Synonym, Superordinate, Subordinate, Coordinate, Antonym; E: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ity/Concept</text:p>
          </table:table-cell>
          <table:table-cell office:value-type="string" calcext:value-type="string">
            <text:p>Whole, Componet, Behavior, Perceptual, Non-percep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tu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spective</text:p>
          </table:table-cell>
          <table:table-cell table:number-columns-repeated="5"/>
        </table:table-row>
      </table:table>
      <table:table table:name="Sheet2" table:style-name="ta1">
        <table:table-column table:style-name="co4" table:default-cell-style-name="ce1"/>
        <table:table-column table:style-name="co5" table:default-cell-style-name="ce4"/>
        <table:table-row table:style-name="ro1">
          <table:table-cell table:style-name="ce2"/>
          <table:table-cell table:style-name="ce2" office:value-type="string" calcext:value-type="string">
            <text:p>Bolognesi-2017: #C = 180, #(C,R) = 1871, #L2 = 20</text:p>
          </table:table-cell>
        </table:table-row>
        <table:table-row table:style-name="ro3">
          <table:table-cell/>
          <table:table-cell office:value-type="string" calcext:value-type="string">
            <text:p>T: Synonyms, description and linguistic clues (T-syn), Antonyms (T-ant), Superordinates (T-sup), Subordinates and instances (T-sub), Coordinate, (T-coor)</text:p>
          </table:table-cell>
        </table:table-row>
        <table:table-row table:style-name="ro3">
          <table:table-cell/>
          <table:table-cell office:value-type="string" calcext:value-type="string">
            <text:p>E: Perceptual properties (E-perc), Non-perceptual properties (E-sys), Components, materials and substances (E-comp), Larger wholes, thematic larger wholes, and disciplines (E-whol), Entity behaviors (E-beh) </text:p>
          </table:table-cell>
        </table:table-row>
        <table:table-row table:style-name="ro3">
          <table:table-cell/>
          <table:table-cell office:value-type="string" calcext:value-type="string">
            <text:p>S: Objects (S-obj), Participants (S-par), Actions (S-act), Properties of contextual entitites (S-other), Function (S-fun), Locations, containers, and buildings (S-loc), Time and events (S-time)</text:p>
          </table:table-cell>
        </table:table-row>
        <table:table-row table:style-name="ro1">
          <table:table-cell/>
          <table:table-cell office:value-type="string" calcext:value-type="string">
            <text:p>I: Evaluations (I-eval), <text:s/>Emotions (I-emo), Contingencies and complex cognitive operations (I-co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Vivas-2022 #C400, #(C,R) = 2705, #L1 = 38</text:p>
          </table:table-cell>
        </table:table-row>
        <table:table-row table:style-name="ro1">
          <table:table-cell/>
          <table:table-cell office:value-type="string" calcext:value-type="string">
            <text:p>Synonym (C-syn), Ontological category (C-ont), Superordinate (C-super), Coordinate (C-coord), Subordinate (C-subord), Individual (C-indiv)</text:p>
          </table:table-cell>
        </table:table-row>
        <table:table-row table:style-name="ro4">
          <table:table-cell/>
          <table:table-cell office:value-type="string" calcext:value-type="string">
            <text:p>External component (E-excomp), Internal component (E-incomp), External surface property (E-exsurf), Internal surface property (E-insurf), Substance/Material (E-mat), Spatial relation (E-spat), Systemic property (E-sys), Larger whole (E-whole), Entity behavior (E-beh), Abstract entity property (E-abstr), Quantity (E-quant)</text:p>
          </table:table-cell>
        </table:table-row>
        <table:table-row table:style-name="ro4">
          <table:table-cell/>
          <table:table-cell office:value-type="string" calcext:value-type="string">
            <text:p>Person (S-person), Living thing (S-living), Object (S-object), Social organization (S-socorg), Social artifact (S-socart), Building (S-build), Location (S-loc), Spatial relation (S-spat), Time (S-time), Action (S-action), Event (S-event), Manner (S-manner), Function (S-func), Physical state (S-physt), Social state (S-socst), Quantity (S-quant)</text:p>
          </table:table-cell>
        </table:table-row>
        <table:table-row table:style-name="ro3">
          <table:table-cell/>
          <table:table-cell office:value-type="string" calcext:value-type="string">
            <text:p>Affect/emotion (I-emot), Evaluation (I-eval), Representational state (I-rep), Cognitive operation (I-cogop), Contingency (I-contin), Negation (I-neg), Quantity (I-qu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Chen-2024 #C = 507, #(C,R) = 2293, #L2 = 21</text:p>
          </table:table-cell>
        </table:table-row>
        <table:table-row table:style-name="ro1">
          <table:table-cell/>
          <table:table-cell office:value-type="string" calcext:value-type="string">
            <text:p>Synonym (T-syn), Superordinate (T-super), Coordinate (T-coord), Subordinate (T-sub), Antonym (T-ant)</text:p>
          </table:table-cell>
        </table:table-row>
        <table:table-row table:style-name="ro1">
          <table:table-cell/>
          <table:table-cell office:value-type="string" calcext:value-type="string">
            <text:p>Components/Material/Substance (E-comp), Whole (E-whole), Entity property (E-prop), Entity behavior (E-beh), Typical state (E-state)</text:p>
          </table:table-cell>
        </table:table-row>
        <table:table-row table:style-name="ro3">
          <table:table-cell/>
          <table:table-cell office:value-type="string" calcext:value-type="string">
            <text:p>Function (S-function), Location/Container/Building (S-loc), Object (S-obj), Action (S-action), Agent (S-agent), Time/Events (S-time), Contextual entity property (S-context), Situational state of target (S-targetstate)</text:p>
          </table:table-cell>
        </table:table-row>
        <table:table-row table:style-name="ro1">
          <table:table-cell/>
          <table:table-cell office:value-type="string" calcext:value-type="string">
            <text:p>Evaluation (I-eval), Emotion (I-emo), Contingencies and complex cognitive operations (I-contin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Liu-2022 #C = xx, #(C,R) = 520, #L2 = 15</text:p>
          </table:table-cell>
        </table:table-row>
        <table:table-row table:style-name="ro1">
          <table:table-cell/>
          <table:table-cell office:value-type="string" calcext:value-type="string">
            <text:p>Synonym (T-syn), Antonym (T-ant), Category-Exemplar-Pairs (T-cat), Members-of-the-same-Category (T-coord)</text:p>
          </table:table-cell>
        </table:table-row>
        <table:table-row table:style-name="ro1">
          <table:table-cell/>
          <table:table-cell office:value-type="string" calcext:value-type="string">
            <text:p>Perceivable-Property (E-perc), PartOf (E-part), Material-MadeOf (E-mat), HasProperty (E-prop)</text:p>
          </table:table-cell>
        </table:table-row>
        <table:table-row table:style-name="ro1">
          <table:table-cell/>
          <table:table-cell office:value-type="string" calcext:value-type="string">
            <text:p>Time (S-time), Location (S-loc), Function (S-func), Has-Prerequisite (S-preq), Result-In (S-result), Action (S-action), Thematic (S-them)</text:p>
          </table:table-cell>
        </table:table-row>
        <table:table-row table:style-name="ro1">
          <table:table-cell/>
          <table:table-cell office:value-type="string" calcext:value-type="string">
            <text:p>Emotion-Evaluation (I-emo)</text:p>
          </table:table-cell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5:50:59.673983787</meta:creation-date>
    <dc:date>2024-03-01T17:18:01.149463652</dc:date>
    <meta:editing-duration>PT29M42S</meta:editing-duration>
    <meta:editing-cycles>3</meta:editing-cycles>
    <meta:generator>LibreOffice/7.3.7.2$Linux_X86_64 LibreOffice_project/30$Build-2</meta:generator>
    <meta:document-statistic meta:table-count="2" meta:cell-count="49" meta:object-count="0"/>
  </office:meta>
</office:document-meta>
</file>